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2175*"/>
    </style:style>
    <style:style style:name="Pages.B" style:family="table-column">
      <style:table-column-properties style:column-width="13.164cm" style:rel-column-width="7463*"/>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2409*"/>
    </style:style>
    <style:style style:name="TableAlbum.B" style:family="table-column">
      <style:table-column-properties style:column-width="2.432cm" style:rel-column-width="1379*"/>
    </style:style>
    <style:style style:name="TableAlbum.C" style:family="table-column">
      <style:table-column-properties style:column-width="1.653cm" style:rel-column-width="937*"/>
    </style:style>
    <style:style style:name="TableAlbum.D" style:family="table-column">
      <style:table-column-properties style:column-width="8.666cm" style:rel-column-width="4913*"/>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a20d3" officeooo:paragraph-rsid="000a20d3"/>
    </style:style>
    <style:style style:name="P8" style:family="paragraph" style:parent-style-name="Standard">
      <style:text-properties officeooo:rsid="000acc45" officeooo:paragraph-rsid="000acc45"/>
    </style:style>
    <style:style style:name="P9" style:family="paragraph" style:parent-style-name="Standard">
      <style:text-properties officeooo:rsid="00090f8b" officeooo:paragraph-rsid="000d1daf"/>
    </style:style>
    <style:style style:name="P10" style:family="paragraph" style:parent-style-name="Standard">
      <style:text-properties officeooo:rsid="0004de8f" officeooo:paragraph-rsid="000ea5fc"/>
    </style:style>
    <style:style style:name="P11" style:family="paragraph" style:parent-style-name="Standard">
      <style:text-properties officeooo:rsid="0004de8f" officeooo:paragraph-rsid="000ec997"/>
    </style:style>
    <style:style style:name="P12" style:family="paragraph" style:parent-style-name="Standard">
      <style:text-properties officeooo:rsid="0004de8f" officeooo:paragraph-rsid="000fc1ae"/>
    </style:style>
    <style:style style:name="P13" style:family="paragraph" style:parent-style-name="Standard">
      <style:text-properties officeooo:rsid="0004de8f" officeooo:paragraph-rsid="00114471"/>
    </style:style>
    <style:style style:name="P14" style:family="paragraph" style:parent-style-name="Standard" style:list-style-name="L1">
      <style:text-properties officeooo:paragraph-rsid="00114471"/>
    </style:style>
    <style:style style:name="P15" style:family="paragraph" style:parent-style-name="Standard">
      <style:text-properties officeooo:paragraph-rsid="00114471"/>
    </style:style>
    <style:style style:name="P16" style:family="paragraph" style:parent-style-name="Standard" style:list-style-name="L2">
      <style:text-properties officeooo:paragraph-rsid="00114471"/>
    </style:style>
    <style:style style:name="P17" style:family="paragraph" style:parent-style-name="Standard" style:list-style-name="L3">
      <style:text-properties officeooo:paragraph-rsid="00114471"/>
    </style:style>
    <style:style style:name="P18" style:family="paragraph" style:parent-style-name="Standard" style:list-style-name="L4">
      <style:text-properties officeooo:paragraph-rsid="00114471"/>
    </style:style>
    <style:style style:name="P19" style:family="paragraph" style:parent-style-name="Standard" style:list-style-name="L4">
      <style:text-properties officeooo:paragraph-rsid="0012a10a"/>
    </style:style>
    <style:style style:name="P20" style:family="paragraph" style:parent-style-name="Standard" style:list-style-name="L5">
      <style:text-properties officeooo:paragraph-rsid="00156134"/>
    </style:style>
    <style:style style:name="P21" style:family="paragraph" style:parent-style-name="Standard" style:list-style-name="L6">
      <style:text-properties officeooo:paragraph-rsid="0018dbd8"/>
    </style:style>
    <style:style style:name="P22" style:family="paragraph" style:parent-style-name="Standard">
      <style:paragraph-properties fo:margin-left="1.251cm" fo:margin-right="0cm" fo:text-indent="0cm" style:auto-text-indent="false"/>
      <style:text-properties officeooo:paragraph-rsid="00114471"/>
    </style:style>
    <style:style style:name="P23" style:family="paragraph" style:parent-style-name="Standard">
      <style:paragraph-properties fo:margin-left="1.251cm" fo:margin-right="0cm" fo:text-indent="0cm" style:auto-text-indent="false"/>
      <style:text-properties officeooo:paragraph-rsid="0012a10a"/>
    </style:style>
    <style:style style:name="P24" style:family="paragraph" style:parent-style-name="Standard">
      <style:paragraph-properties fo:margin-left="1.251cm" fo:margin-right="0cm" fo:text-indent="0cm" style:auto-text-indent="false"/>
      <style:text-properties officeooo:paragraph-rsid="00156134"/>
    </style:style>
    <style:style style:name="P25" style:family="paragraph" style:parent-style-name="Standard">
      <style:paragraph-properties fo:margin-left="1.251cm" fo:margin-right="0cm" fo:text-indent="0cm" style:auto-text-indent="false"/>
      <style:text-properties officeooo:paragraph-rsid="0018dbd8"/>
    </style:style>
    <style:style style:name="P26" style:family="paragraph" style:parent-style-name="Standard">
      <style:paragraph-properties fo:margin-left="1.251cm" fo:margin-right="0cm" fo:text-indent="0cm" style:auto-text-indent="false"/>
      <style:text-properties officeooo:paragraph-rsid="001aa0cd"/>
    </style:style>
    <style:style style:name="P27" style:family="paragraph" style:parent-style-name="Standard">
      <style:paragraph-properties fo:margin-left="0cm" fo:margin-right="0cm" fo:text-indent="0cm" style:auto-text-indent="false"/>
      <style:text-properties officeooo:paragraph-rsid="00114471"/>
    </style:style>
    <style:style style:name="P28" style:family="paragraph" style:parent-style-name="Standard">
      <style:paragraph-properties fo:margin-left="0cm" fo:margin-right="0cm" fo:text-indent="0cm" style:auto-text-indent="false"/>
      <style:text-properties officeooo:paragraph-rsid="0012a10a"/>
    </style:style>
    <style:style style:name="P29" style:family="paragraph" style:parent-style-name="Standard">
      <style:paragraph-properties fo:margin-left="0cm" fo:margin-right="0cm" fo:text-indent="0cm" style:auto-text-indent="false"/>
      <style:text-properties officeooo:paragraph-rsid="0013b93a"/>
    </style:style>
    <style:style style:name="P30" style:family="paragraph" style:parent-style-name="Standard">
      <style:paragraph-properties fo:margin-left="0cm" fo:margin-right="0cm" fo:text-indent="0cm" style:auto-text-indent="false"/>
      <style:text-properties officeooo:paragraph-rsid="00156134"/>
    </style:style>
    <style:style style:name="P31" style:family="paragraph" style:parent-style-name="Standard">
      <style:paragraph-properties fo:margin-left="0cm" fo:margin-right="0cm" fo:text-indent="0cm" style:auto-text-indent="false"/>
      <style:text-properties officeooo:paragraph-rsid="0018dbd8"/>
    </style:style>
    <style:style style:name="P32" style:family="paragraph" style:parent-style-name="Table_20_Heading">
      <style:text-properties officeooo:paragraph-rsid="000ea5fc"/>
    </style:style>
    <style:style style:name="P33" style:family="paragraph" style:parent-style-name="Table_20_Heading">
      <style:text-properties officeooo:paragraph-rsid="000ec997"/>
    </style:style>
    <style:style style:name="P34" style:family="paragraph" style:parent-style-name="Table_20_Contents">
      <style:text-properties officeooo:paragraph-rsid="000ea5fc"/>
    </style:style>
    <style:style style:name="P35" style:family="paragraph" style:parent-style-name="Table_20_Contents">
      <style:text-properties officeooo:paragraph-rsid="000ec997"/>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0ea5fc"/>
    </style:style>
    <style:style style:name="T7" style:family="text">
      <style:text-properties officeooo:rsid="000ec997"/>
    </style:style>
    <style:style style:name="T8" style:family="text">
      <style:text-properties officeooo:rsid="000fc1ae"/>
    </style:style>
    <style:style style:name="T9" style:family="text">
      <style:text-properties officeooo:rsid="00114471"/>
    </style:style>
    <style:style style:name="T10" style:family="text">
      <style:text-properties officeooo:rsid="0012a10a"/>
    </style:style>
    <style:style style:name="T11" style:family="text">
      <style:text-properties officeooo:rsid="0013b93a"/>
    </style:style>
    <style:style style:name="T12" style:family="text">
      <style:text-properties officeooo:rsid="00156134"/>
    </style:style>
    <style:style style:name="T13" style:family="text">
      <style:text-properties officeooo:rsid="00176b74"/>
    </style:style>
    <style:style style:name="T14" style:family="text">
      <style:text-properties officeooo:rsid="0018dbd8"/>
    </style:style>
    <style:style style:name="T15" style:family="text">
      <style:text-properties officeooo:rsid="001aa0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buter avec Zend Framework 2 et Doctrine 2.</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9">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9"><text:span text:style-name="T4">Vous ne pourrez pas naviguer entre les pages générés par l'application ni même être certain d'accéder à la page d'accueil de ce tutoriel si vous n'avez réglé correctement le module de réécriture (mod_rewrite) et l'usage des fichiers .htaccess par Apache.</text:span></text:p>
      <text:p text:style-name="P7">Vous trouverez un modèle de configuration apache sur no<text:span text:style-name="T3">s</text:span> dépôt<text:span text:style-name="T3">s</text:span> git/github. Liens <text:span text:style-name="T3">7,8,9</text:span></text:p>
      <text:p text:style-name="P6"/>
      <text:p text:style-name="P7">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8">Une section de ce tutoriel est spécifiquement consacrée à cette méthode de travail. <text:span text:style-name="T5">Cette méthode, plus simple, est recommandée face à la méthode Apache.</text:span></text:p>
      <text:p text:style-name="P8"/>
      <text:p text:style-name="P10"><text:span text:style-name="T6">Une application pour apprendre :</text:span></text:p>
      <text:p text:style-name="P10"><text:span text:style-name="T6"/></text:p>
      <text:p text:style-name="P10"><text:span text:style-name="T6">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span></text:p>
      <text:p text:style-name="P10"><text:span text:style-name="T6"/></text:p>
      <table:table table:name="Pages" table:style-name="Pages">
        <table:table-column table:style-name="Pages.A"/>
        <table:table-column table:style-name="Pages.B"/>
        <table:table-header-rows>
          <table:table-row>
            <table:table-cell table:style-name="Pages.A1" office:value-type="string">
              <text:p text:style-name="P32"><text:span text:style-name="T6">Page</text:span></text:p>
            </table:table-cell>
            <table:table-cell table:style-name="Pages.B1" office:value-type="string">
              <text:p text:style-name="P32"><text:span text:style-name="T6">Description</text:span></text:p>
            </table:table-cell>
          </table:table-row>
        </table:table-header-rows>
        <table:table-row>
          <table:table-cell table:style-name="Pages.A2" office:value-type="string">
            <text:p text:style-name="P34"><text:span text:style-name="T6">Liste des albums</text:span></text:p>
          </table:table-cell>
          <table:table-cell table:style-name="Pages.B2" office:value-type="string">
            <text:p text:style-name="P34"><text:span text:style-name="T6">Affiche la liste des albums et fournit les liens pour les éditer / supprimer. Un lien est également fournit permettant de créer un nouvel album.</text:span></text:p>
          </table:table-cell>
        </table:table-row>
        <table:table-row>
          <table:table-cell table:style-name="Pages.A2" office:value-type="string">
            <text:p text:style-name="P34"><text:span text:style-name="T6">Ajouter un album</text:span></text:p>
          </table:table-cell>
          <table:table-cell table:style-name="Pages.B2" office:value-type="string">
            <text:p text:style-name="P34"><text:span text:style-name="T6">Fournit un formulaire permettant de créer un album.</text:span></text:p>
          </table:table-cell>
        </table:table-row>
        <table:table-row>
          <table:table-cell table:style-name="Pages.A2" office:value-type="string">
            <text:p text:style-name="P34"><text:span text:style-name="T6">Éditer un album</text:span></text:p>
          </table:table-cell>
          <table:table-cell table:style-name="Pages.B2" office:value-type="string">
            <text:p text:style-name="P34"><text:span text:style-name="T6">Fournit un formulaire permettant d'éditer un album.</text:span></text:p>
          </table:table-cell>
        </table:table-row>
        <text:soft-page-break/>
        <table:table-row>
          <table:table-cell table:style-name="Pages.A2" office:value-type="string">
            <text:p text:style-name="P34"><text:span text:style-name="T6">Supprimer un album</text:span></text:p>
          </table:table-cell>
          <table:table-cell table:style-name="Pages.B2" office:value-type="string">
            <text:p text:style-name="P34"><text:span text:style-name="T6">Demande la confirmation de suppression d'un album et donc, le supprime.</text:span></text:p>
          </table:table-cell>
        </table:table-row>
      </table:table>
      <text:p text:style-name="P10"><text:span text:style-name="T6"/></text:p>
      <text:p text:style-name="P11"><text:span text:style-name="T7">Nous allons avoir besoin de créer une base de données pour stocker les informations liées aux albums. Nous allons créer une table (Album) avec les champs suivants :</text:span></text:p>
      <text:p text:style-name="P11"><text:span text:style-name="T7"/></text:p>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33"><text:span text:style-name="T7">Nom du champ</text:span></text:p>
            </table:table-cell>
            <table:table-cell table:style-name="TableAlbum.A1" office:value-type="string">
              <text:p text:style-name="P33"><text:span text:style-name="T7">Type</text:span></text:p>
            </table:table-cell>
            <table:table-cell table:style-name="TableAlbum.A1" office:value-type="string">
              <text:p text:style-name="P33"><text:span text:style-name="T7">Null ?</text:span></text:p>
            </table:table-cell>
            <table:table-cell table:style-name="TableAlbum.D1" office:value-type="string">
              <text:p text:style-name="P33"><text:span text:style-name="T7">Note</text:span></text:p>
            </table:table-cell>
          </table:table-row>
        </table:table-header-rows>
        <table:table-row>
          <table:table-cell table:style-name="TableAlbum.A2" office:value-type="string">
            <text:p text:style-name="P35"><text:span text:style-name="T7">id</text:span></text:p>
          </table:table-cell>
          <table:table-cell table:style-name="TableAlbum.A2" office:value-type="string">
            <text:p text:style-name="P35"><text:span text:style-name="T7">integer</text:span></text:p>
          </table:table-cell>
          <table:table-cell table:style-name="TableAlbum.A2" office:value-type="string">
            <text:p text:style-name="P35"><text:span text:style-name="T7">No</text:span></text:p>
          </table:table-cell>
          <table:table-cell table:style-name="TableAlbum.D2" office:value-type="string">
            <text:p text:style-name="P35"><text:span text:style-name="T7">Clé primaire, auto incrémenté</text:span></text:p>
          </table:table-cell>
        </table:table-row>
        <table:table-row>
          <table:table-cell table:style-name="TableAlbum.A2" office:value-type="string">
            <text:p text:style-name="P35"><text:span text:style-name="T7">artist</text:span></text:p>
          </table:table-cell>
          <table:table-cell table:style-name="TableAlbum.A2" office:value-type="string">
            <text:p text:style-name="P35"><text:span text:style-name="T7">varchar(100)</text:span></text:p>
          </table:table-cell>
          <table:table-cell table:style-name="TableAlbum.A2" office:value-type="string">
            <text:p text:style-name="P35"><text:span text:style-name="T7">No</text:span></text:p>
          </table:table-cell>
          <table:table-cell table:style-name="TableAlbum.D2" office:value-type="string">
            <text:p text:style-name="P35"><text:span text:style-name="T7">Nom de l'artiste</text:span></text:p>
          </table:table-cell>
        </table:table-row>
        <table:table-row>
          <table:table-cell table:style-name="TableAlbum.A2" office:value-type="string">
            <text:p text:style-name="P35"><text:span text:style-name="T7">title</text:span></text:p>
          </table:table-cell>
          <table:table-cell table:style-name="TableAlbum.A2" office:value-type="string">
            <text:p text:style-name="P35"><text:span text:style-name="T7">varchar(100)</text:span></text:p>
          </table:table-cell>
          <table:table-cell table:style-name="TableAlbum.A2" office:value-type="string">
            <text:p text:style-name="P35"><text:span text:style-name="T7">No</text:span></text:p>
          </table:table-cell>
          <table:table-cell table:style-name="TableAlbum.D2" office:value-type="string">
            <text:p text:style-name="P35"><text:span text:style-name="T7">Titre de l'album</text:span></text:p>
          </table:table-cell>
        </table:table-row>
      </table:table>
      <text:p text:style-name="P11"><text:span text:style-name="T7"/></text:p>
      <text:p text:style-name="P12"><text:span text:style-name="T8">Débuter : le squelette d'application</text:span></text:p>
      <text:p text:style-name="P12"><text:span text:style-name="T8">Installation :</text:span></text:p>
      <text:p text:style-name="P12"><text:span text:style-name="T8"/></text:p>
      <text:p text:style-name="P12"><text:span text:style-name="T8">ZF2 propose une méthode inhabituelle, mais non dénuée de sens, de démarrage pour un framework : le squelette d'application..</text:span></text:p>
      <text:p text:style-name="P12"><text:span text:style-name="T8">Pour développer une application basé sur ce framework il faut donc commencer par récupérer la dernière version du squelette d'application.</text:span></text:p>
      <text:p text:style-name="P13"><text:span text:style-name="T9">Pour ce faire, 2 méthodes s'offrent à vous : </text:span></text:p>
      <text:list xml:id="list1531127941" text:style-name="L1">
        <text:list-item>
          <text:p text:style-name="P14"><text:span text:style-name="T9">Composer,</text:span></text:p>
        </text:list-item>
        <text:list-item>
          <text:p text:style-name="P14"><text:span text:style-name="T9">Github</text:span></text:p>
        </text:list-item>
      </text:list>
      <text:p text:style-name="P15"><text:span text:style-name="T9"/></text:p>
      <text:p text:style-name="P15"><text:span text:style-name="T9">La première et la plus simple : Utilisation de Composer</text:span></text:p>
      <text:p text:style-name="P15"><text:span text:style-name="T9"/></text:p>
      <text:p text:style-name="P13"><text:span text:style-name="T9">Afin d'utiliser Composer il faut au préalable le télécharger. Lien 4</text:span></text:p>
      <text:p text:style-name="P13"><text:span text:style-name="T9">Je vous conseille la méthode « curl » : </text:span></text:p>
      <text:list xml:id="list774228268" text:style-name="L2">
        <text:list-item>
          <text:p text:style-name="P16"><text:span text:style-name="T9">Ouvrez un terminal</text:span></text:p>
        </text:list-item>
        <text:list-item>
          <text:p text:style-name="P16"><text:span text:style-name="T9">naviguez là ou vous souhaitez démarrer votre application (par Exemple sur le Bureau sous Ubuntu) :</text:span></text:p>
        </text:list-item>
      </text:list>
      <text:p text:style-name="P22"><text:span text:style-name="T9">$ cd ~/Bureau</text:span></text:p>
      <text:list xml:id="list1854085321" text:style-name="L3">
        <text:list-item>
          <text:p text:style-name="P17"><text:span text:style-name="T9">Saisir la commande d'installation de Composer :</text:span></text:p>
        </text:list-item>
      </text:list>
      <text:p text:style-name="P22"><text:span text:style-name="T9">$ curl -sS https://getcomposer.org/installer | php</text:span></text:p>
      <text:p text:style-name="P27"><text:span text:style-name="T9"/></text:p>
      <text:p text:style-name="P27"><text:span text:style-name="T9">Enfin, utilisez Composer pour générer un squelette d'application là où vous le désirez :</text:span></text:p>
      <text:list xml:id="list809364739" text:style-name="L4">
        <text:list-item>
          <text:p text:style-name="P18"><text:span text:style-name="T9">Toujours dans votre terminal et là où vous avez décidé de travailler sur votre application</text:span></text:p>
        </text:list-item>
        <text:list-item>
          <text:p text:style-name="P19"><text:span text:style-name="T9">Saisissez la commande de génération du squelette d'application : </text:span><text:span text:style-name="T10">(z2d2-tuto_application est bien sur une simple suggestion, attention toutefois à l'importance de ce nom dans votre configuration sous Apache)</text:span></text:p>
        </text:list-item>
      </text:list>
      <text:p text:style-name="P23"><text:span text:style-name="T9">$ ./</text:span><text:span text:style-name="T10">composer.phar create-project --repository-url="http://packages.zendframework.com" zendframework/skeleton-application z2d2-tuto_application </text:span><text:span text:style-name="T13">dev-master</text:span></text:p>
      <text:p text:style-name="P28"><text:span text:style-name="T10"/></text:p>
      <text:p text:style-name="P29"><text:span text:style-name="T11">La méthode Github :</text:span></text:p>
      <text:p text:style-name="P29"><text:span text:style-name="T11"/></text:p>
      <text:p text:style-name="P29"><text:span text:style-name="T11">L'autre façon d'obtenir un squelette d'application est d'utiliser le dépôt Github de ZendFramework (où un de ses forks si vous préférez mais dans ce cas je ne pense pas que ce tutoriel s'adresse à vous ;-) ). Lien 11</text:span></text:p>
      <text:list xml:id="list312055890" text:style-name="L5">
        <text:list-item>
          <text:p text:style-name="P20"><text:span text:style-name="T12">Allez sur la page Github (Lien 11) et cliquez sur le bouton Zip et décompressez l'archive téléchargée dans votre répertoire de travail.</text:span></text:p>
        </text:list-item>
        <text:list-item>
          <text:p text:style-name="P20"><text:span text:style-name="T12">Renommez le dossier « ZendSkeletonApplication-master » en </text:span><text:span text:style-name="T10">z2d2-tuto_application </text:span><text:span text:style-name="T12">(par </text:span><text:soft-page-break/><text:span text:style-name="T12">exemple, … voir plus haut la note sur le nommage du répertoire de travail.)</text:span></text:p>
        </text:list-item>
        <text:list-item>
          <text:p text:style-name="P20"><text:span text:style-name="T12">Où avec un terminal positionné dans votre répertoire de travail (voir plus haut dans la méthode Composer) :</text:span></text:p>
        </text:list-item>
      </text:list>
      <text:p text:style-name="P24"><text:span text:style-name="T12">$ git clone </text:span><text:a xlink:type="simple" xlink:href="https://github.com/zendframework/ZendSkeletonApplication.git"><text:span text:style-name="T12">https://github.com/zendframework/ZendSkeletonApplication.git</text:span></text:a><text:span text:style-name="T12"> </text:span><text:span text:style-name="T10">z2d2-tuto_application</text:span></text:p>
      <text:p text:style-name="P30"><text:span text:style-name="T10"/></text:p>
      <text:p text:style-name="P31"><text:span text:style-name="T14">Une fois votre squelette d'application installé il faut encore mettre composer à jour (oui quelque soit la méthode employée le squelette d'application contiens une version, souvent obsolète, de Composer) et installer les dépendances requises par ZF2.</text:span></text:p>
      <text:list xml:id="list394285768" text:style-name="L6">
        <text:list-item>
          <text:p text:style-name="P21"><text:span text:style-name="T14">Placez-vous dans le répertoire de votre application avec votre terminal préféré.</text:span></text:p>
        </text:list-item>
      </text:list>
      <text:p text:style-name="P25"><text:span text:style-name="T14">$ ./composer.phar self-update</text:span></text:p>
      <text:p text:style-name="P26"><text:span text:style-name="T15">$ ./composer.phar install</text:span></text:p>
      <text:p text:style-name="P3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3.6$Linux_X86_64 LibreOffice_project/360m1$Build-2</meta:generator>
    <dc:date>2013-04-11T12:09:29</dc:date>
    <dc:creator>Huby Franck</dc:creator>
    <meta:editing-duration>PT1H30M41S</meta:editing-duration>
    <meta:editing-cycles>23</meta:editing-cycles>
    <meta:document-statistic meta:table-count="2" meta:image-count="0" meta:object-count="0" meta:page-count="3" meta:paragraph-count="74" meta:word-count="862" meta:character-count="5536" meta:non-whitespace-character-count="4758"/>
  </office:meta>
</office:document-meta>
</file>